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4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1.513cm"/>
    </style:style>
    <style:style style:name="gr3" style:family="graphic" style:parent-style-name="standard">
      <style:graphic-properties draw:textarea-horizontal-align="justify" draw:textarea-vertical-align="middle" draw:auto-grow-height="false" fo:min-height="3.194cm" fo:min-width="0.45cm"/>
    </style:style>
    <style:style style:name="gr4" style:family="graphic" style:parent-style-name="standard">
      <style:graphic-properties draw:textarea-horizontal-align="justify" draw:textarea-vertical-align="middle" draw:auto-grow-height="false" fo:min-height="0.45cm" fo:min-width="1.338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4.25cm" fo:min-width="4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7.1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15cm"/>
      <style:paragraph-properties style:writing-mode="lr-tb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13.75cm" fo:min-width="21.8cm"/>
    </style:style>
    <style:style style:name="gr10" style:family="graphic" style:parent-style-name="standard">
      <style:graphic-properties draw:fill-color="#ff3333" draw:textarea-horizontal-align="justify" draw:textarea-vertical-align="middle" draw:auto-grow-height="false" fo:min-height="8.85cm" fo:min-width="15.2cm"/>
    </style:style>
    <style:style style:name="gr11" style:family="graphic" style:parent-style-name="standard">
      <style:graphic-properties draw:textarea-horizontal-align="justify" draw:textarea-vertical-align="middle" draw:auto-grow-height="false" fo:min-height="5.95cm" fo:min-width="8.7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1.4cm" fo:min-width="10.788cm"/>
    </style:style>
    <style:style style:name="gr13" style:family="graphic" style:parent-style-name="standard">
      <style:graphic-properties draw:textarea-horizontal-align="justify" draw:textarea-vertical-align="middle" draw:auto-grow-height="false" fo:min-height="2.15cm" fo:min-width="1.2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top" draw:auto-grow-height="false" fo:min-height="11.85cm" fo:min-width="24.3cm"/>
      <style:paragraph-properties style:writing-mode="lr-tb"/>
    </style:style>
    <style:style style:name="gr15" style:family="graphic" style:parent-style-name="standard">
      <style:graphic-properties draw:fill-color="#ffff66" draw:textarea-horizontal-align="justify" draw:textarea-vertical-align="middle" draw:auto-grow-height="false" fo:min-height="8.45cm" fo:min-width="14.8cm"/>
      <style:paragraph-properties style:writing-mode="lr-tb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2.95cm" fo:min-width="5.2cm"/>
      <style:paragraph-properties style:writing-mode="lr-tb"/>
    </style:style>
    <style:style style:name="gr17" style:family="graphic" style:parent-style-name="standard">
      <style:graphic-properties draw:fill-color="#ff3333" draw:textarea-horizontal-align="justify" draw:textarea-vertical-align="middle" draw:auto-grow-height="false" fo:min-height="1.65cm" fo:min-width="26.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4.75cm" fo:min-width="3.4cm"/>
      <style:paragraph-properties style:writing-mode="lr-tb"/>
    </style:style>
    <style:style style:name="gr19" style:family="graphic" style:parent-style-name="standard">
      <style:graphic-properties draw:fill-color="#00cc33" draw:textarea-horizontal-align="justify" draw:textarea-vertical-align="middle" draw:auto-grow-height="false" fo:min-height="5.05cm" fo:min-width="6.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ff66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cc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3cm" svg:x="1cm" svg:y="3.8cm">
          <text:p text:style-name="P1">Document<text:line-break/>HTML<text:line-break/>(text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cm" svg:height="1.4cm" svg:x="6.1cm" svg:y="4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5cm" svg:height="3cm" svg:x="8.7cm" svg:y="3.6cm">
          <text:p text:style-name="P1">Data storage<text:line-break/>(tree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cm" svg:height="4.3cm" svg:x="10.4cm" svg:y="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5cm" svg:height="3cm" svg:x="8.6cm" svg:y="11.7cm">
          <text:p text:style-name="P1">DOM<text:line-break/>(javascript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cm" svg:height="1.4cm" svg:x="13.9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5cm" svg:height="4.5cm" svg:x="16.1cm" svg:y="3.5cm">
          <text:p text:style-name="P1">Flow<text:line-break/>= représentation<text:line-break/>spatiale</text:p>
          <text:p text:style-name="P1">→ coordonnées x/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cm" svg:height="1.4cm" svg:x="21.3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5cm" svg:height="3cm" svg:x="23.5cm" svg:y="3.4cm">
          <text:p text:style-name="P1">raster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frame draw:style-name="gr6" draw:text-style-name="P3" draw:layer="layout" svg:width="27cm" svg:height="7.361cm" svg:x="1.7cm" svg:y="1.7cm">
          <draw:text-box>
            <text:p>* Définition de la taille du flux initiale (limite en haut et sur les côtés)</text:p>
            <text:p>* Parcours de l’arbre des éléments en profondeur</text:p>
            <text:p>* Réservation d’espace dans le flux, au fur et à mesure du parcours</text:p>
            <text:p>* chaque nouvel élément vient réserver de la place à la suite des précédants (premier espace disponible)</text:p>
            <text:p>* règle variable selon le type de display (entre autre)</text:p>
          </draw:text-box>
        </draw:frame>
        <draw:frame draw:style-name="gr7" draw:text-style-name="P3" draw:layer="layout" svg:width="24.3cm" svg:height="1.7cm" svg:x="2.1cm" svg:y="7.5cm">
          <draw:text-box>
            <text:p>* Possibilité de créer plusieurs flux en superposition avec la propriété « position »</text:p>
          </draw:text-box>
        </draw:frame>
        <draw:frame draw:style-name="gr8" draw:text-style-name="P3" draw:layer="layout" svg:width="25.3cm" svg:height="4.517cm" svg:x="2.1cm" svg:y="11.3cm">
          <draw:text-box>
            <text:p>Position :</text:p>
            <text:p>* permet de positionner un élément via les propriétés top, right, bottom, left</text:p>
            <text:p>* le référentiel dépend du type de positionnement</text:p>
            <text:p>* par exemple, en positionnement « absolute », les bords de référence sont ceux du premier ascendant positionné (ie : toute autre valeur que « static » pour la propriété « position »), à défaut, l’élément racine</text:p>
          </draw:text-box>
        </draw:frame>
      </draw:page>
      <draw:page draw:name="page3" draw:style-name="dp1" draw:master-page-name="Standard">
        <draw:custom-shape draw:style-name="gr9" draw:text-style-name="P2" draw:layer="layout" svg:width="22.3cm" svg:height="14cm" svg:x="3.7cm" svg:y="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5.7cm" svg:height="9.1cm" svg:x="7.2cm" svg:y="5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9.2cm" svg:height="6.2cm" svg:x="10cm" svg:y="6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2.9cm" svg:height="3.3cm" svg:x="1.7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3.5cm" svg:height="4.8cm" svg:x="1.8cm" svg:y="4.6cm">
          <text:p text:style-name="P1">Listener<text:line-break/>Mouseo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4" draw:style-name="dp1" draw:master-page-name="Standard">
        <draw:custom-shape draw:style-name="gr14" draw:text-style-name="P1" draw:layer="layout" svg:width="24.8cm" svg:height="12.1cm" svg:x="2.2cm" svg:y="2.5cm">
          <text:p text:style-name="P1">Arrière-plan (background)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5.3cm" svg:height="8.7cm" svg:x="10.3cm" svg:y="4.3cm">
          <text:p text:style-name="P1">Avant-plan (foreground)</text:p>
          <text:p text:style-name="P1">Poussé par l’élément flottant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5.7cm" svg:height="3.2cm" svg:x="3cm" svg:y="4.7cm">
          <text:p text:style-name="P1">Élément « Float »</text:p>
          <text:p text:style-name="P1">=&gt; avant plan uniquement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17" draw:text-style-name="P4" draw:layer="layout" svg:width="27.2cm" svg:height="1.9cm" svg:x="1.2cm" svg:y="1.2cm">
          <text:p text:style-name="P1">Banner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9cm" svg:height="15cm" svg:x="1.3cm" svg:y="3.6cm">
          <text:p text:style-name="P1">Nav<text:line-break/>side panel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7.1cm" svg:height="5.3cm" svg:x="6.2cm" svg:y="3.9cm">
          <text:p text:style-name="P1">Product card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7.1cm" svg:height="5.3cm" svg:x="13.7cm" svg:y="3.9cm">
          <text:p text:style-name="P1">Product card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7.1cm" svg:height="5.3cm" svg:x="21.1cm" svg:y="3.9cm">
          <text:p text:style-name="P1">Product card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7.1cm" svg:height="5.3cm" svg:x="6.1cm" svg:y="10.2cm">
          <text:p text:style-name="P1">Product card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7.1cm" svg:height="5.3cm" svg:x="13.6cm" svg:y="10.2cm">
          <text:p text:style-name="P1">Product card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7.1cm" svg:height="5.3cm" svg:x="21cm" svg:y="10.2cm">
          <text:p text:style-name="P1">Product card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erre Bretéché</meta:initial-creator>
    <meta:creation-date>2021-03-31T13:54:54.071724582</meta:creation-date>
    <dc:date>2021-04-02T11:53:45.161819291</dc:date>
    <dc:creator>Pierre Bretéché</dc:creator>
    <meta:editing-duration>PT4M23S</meta:editing-duration>
    <meta:editing-cycles>1</meta:editing-cycles>
    <meta:document-statistic meta:object-count="28"/>
    <meta:generator>LibreOffice/6.4.6.2$Linux_X86_64 LibreOffice_project/40$Build-2</meta:generator>
  </office:meta>
</office:document-meta>
</file>